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9ee" officeooo:paragraph-rsid="000c09ee"/>
    </style:style>
    <style:style style:name="P2" style:family="paragraph" style:parent-style-name="Standard" style:list-style-name="L1">
      <style:text-properties officeooo:rsid="000c09ee" officeooo:paragraph-rsid="000c09ee"/>
    </style:style>
    <style:style style:name="P3" style:family="paragraph" style:parent-style-name="Standard">
      <style:text-properties officeooo:rsid="000d9b06" officeooo:paragraph-rsid="000d9b06"/>
    </style:style>
    <style:style style:name="P4" style:family="paragraph" style:parent-style-name="Standard" style:list-style-name="L1">
      <style:text-properties officeooo:rsid="000d9b06" officeooo:paragraph-rsid="000c09e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AIRE</text:p>
      <text:p text:style-name="P1"/>
      <text:list xml:id="list4491672789238274211" text:style-name="L1">
        <text:list-item>
          <text:p text:style-name="P2">Do <text:s/>you read books.</text:p>
        </text:list-item>
      </text:list>
      <text:p text:style-name="P1">Yes x.5</text:p>
      <text:p text:style-name="P1"/>
      <text:p text:style-name="P1"/>
      <text:list xml:id="list95611851325007" text:continue-numbering="true" text:style-name="L1">
        <text:list-item>
          <text:p text:style-name="P2">Would you use this service</text:p>
        </text:list-item>
      </text:list>
      <text:p text:style-name="P1">Yes x4. </text:p>
      <text:p text:style-name="P1">1. it depends</text:p>
      <text:p text:style-name="P1"/>
      <text:list xml:id="list95610576343524" text:continue-numbering="true" text:style-name="L1">
        <text:list-item>
          <text:p text:style-name="P2">Would you buy books on such a site</text:p>
        </text:list-item>
      </text:list>
      <text:p text:style-name="P1">Yes x4. </text:p>
      <text:p text:style-name="P1">1. it depends.</text:p>
      <text:p text:style-name="P1"/>
      <text:list xml:id="list95611092542861" text:continue-numbering="true" text:style-name="L1">
        <text:list-item>
          <text:p text:style-name="P2">Would you sell books on such a site</text:p>
        </text:list-item>
      </text:list>
      <text:p text:style-name="P1">Yes x4. </text:p>
      <text:p text:style-name="P1">1. it depends if I have them</text:p>
      <text:p text:style-name="P1"/>
      <text:list xml:id="list95612115977024" text:continue-numbering="true" text:style-name="L1">
        <text:list-item>
          <text:p text:style-name="P2">Would you recommend friend to use such a site</text:p>
        </text:list-item>
      </text:list>
      <text:p text:style-name="P3">Yes x5</text:p>
      <text:p text:style-name="P3"/>
      <text:list xml:id="list95612527878102" text:continue-numbering="true"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9:35:18.119769967</meta:creation-date>
    <meta:generator>LibreOffice/4.2.8.2$Linux_X86_64 LibreOffice_project/420m0$Build-2</meta:generator>
    <dc:date>2016-05-12T09:56:10.410387294</dc:date>
    <meta:editing-duration>PT7M18S</meta:editing-duration>
    <meta:editing-cycles>3</meta:editing-cycles>
    <meta:document-statistic meta:table-count="0" meta:image-count="0" meta:object-count="0" meta:page-count="1" meta:paragraph-count="15" meta:word-count="64" meta:character-count="275" meta:non-whitespace-character-count="227"/>
  </office:meta>
</office:document-meta>
</file>